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T1" style:family="text">
      <style:text-properties fo:font-size="12pt" fo:language="en" fo:country="US" style:font-name-asian="宋体" style:font-size-asian="12pt" style:font-size-complex="12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VM的具体计算过程：</text:p>
      <text:p text:style-name="P1">迭代公式：</text:p>
      <text:p text:style-name="P1"><draw:frame draw:style-name="fr1" draw:name="对象36" text:anchor-type="as-char" svg:width="1.813cm" svg:height="1.028cm" draw:z-index="0"><draw:object xlink:href="./Object 36" xlink:type="simple" xlink:show="embed" xlink:actuate="onLoad"/><draw:image xlink:href="./ObjectReplacements/Object 36" xlink:type="simple" xlink:show="embed" xlink:actuate="onLoad"/></draw:frame>，<draw:frame draw:style-name="fr1" draw:name="对象38" text:anchor-type="as-char" svg:width="3.514cm" svg:height="1.746cm" draw:z-index="3"><draw:object xlink:href="./Object 38" xlink:type="simple" xlink:show="embed" xlink:actuate="onLoad"/><draw:image xlink:href="./ObjectReplacements/Object 38" xlink:type="simple" xlink:show="embed" xlink:actuate="onLoad"/></draw:frame>。</text:p>
      <text:p text:style-name="P1">变量说明：</text:p>
      <text:p text:style-name="P1"><draw:frame draw:style-name="fr1" draw:name="对象37" text:anchor-type="as-char" svg:width="2.695cm" svg:height="0.586cm" draw:z-index="4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"><draw:frame draw:style-name="fr1" draw:name="对象1" text:anchor-type="as-char" svg:width="4.045cm" svg:height="0.586cm" draw:z-index="5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1"><draw:frame draw:style-name="fr1" draw:name="对象44" text:anchor-type="as-char" svg:width="0.96cm" svg:height="0.586cm" draw:z-index="7"><draw:object xlink:href="./Object 3" xlink:type="simple" xlink:show="embed" xlink:actuate="onLoad"/><draw:image xlink:href="./ObjectReplacements/Object 3" xlink:type="simple" xlink:show="embed" xlink:actuate="onLoad"/><svg:desc>公式</svg:desc></draw:frame>是<draw:frame draw:style-name="fr1" draw:name="对象45" text:anchor-type="as-char" svg:width="0.766cm" svg:height="0.58cm" draw:z-index="8"><draw:object xlink:href="./Object 4" xlink:type="simple" xlink:show="embed" xlink:actuate="onLoad"/><draw:image xlink:href="./ObjectReplacements/Object 4" xlink:type="simple" xlink:show="embed" xlink:actuate="onLoad"/><svg:desc>公式</svg:desc></draw:frame>的第i个对角元素</text:p>
      <text:p text:style-name="P1"><draw:frame draw:style-name="fr1" draw:name="对象46" text:anchor-type="as-char" svg:width="4.851cm" svg:height="0.531cm" draw:z-index="9"><draw:object xlink:href="./Object 5" xlink:type="simple" xlink:show="embed" xlink:actuate="onLoad"/><draw:image xlink:href="./ObjectReplacements/Object 5" xlink:type="simple" xlink:show="embed" xlink:actuate="onLoad"/><svg:desc>公式</svg:desc></draw:frame>，M=N+1</text:p>
      <text:p text:style-name="P1"><draw:frame draw:style-name="fr1" draw:name="对象47" text:anchor-type="as-char" svg:width="2.905cm" svg:height="0.586cm" draw:z-index="6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P1">预测公式：</text:p>
      <text:p text:style-name="P1"><draw:frame draw:style-name="fr1" draw:name="对象16" text:anchor-type="as-char" svg:width="8.4cm" svg:height="0.591cm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变量说明：</text:p>
      <text:p text:style-name="P1"><draw:frame draw:style-name="fr1" draw:name="对象20" text:anchor-type="as-char" svg:width="3.15cm" svg:height="0.593cm" draw:z-index="11"><draw:object xlink:href="./Object 7" xlink:type="simple" xlink:show="embed" xlink:actuate="onLoad"/><draw:image xlink:href="./ObjectReplacements/Object 7" xlink:type="simple" xlink:show="embed" xlink:actuate="onLoad"/><svg:desc>公式</svg:desc></draw:frame></text:p>
      <text:p text:style-name="P1"><draw:frame draw:style-name="fr1" draw:name="对象17" text:anchor-type="as-char" svg:width="5.332cm" svg:height="0.593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1" draw:name="对象18" text:anchor-type="as-char" svg:width="4.29cm" svg:height="0.593cm" draw:z-index="1"><draw:object xlink:href="./Object 18" xlink:type="simple" xlink:show="embed" xlink:actuate="onLoad"/><draw:image xlink:href="./ObjectReplacements/Object 18" xlink:type="simple" xlink:show="embed" xlink:actuate="onLoad"/><svg:desc>公式</svg:desc></draw:frame></text:p>
      <text:p text:style-name="P1"><draw:frame draw:style-name="fr2" draw:name="对象19" text:anchor-type="as-char" svg:y="-0.399cm" svg:width="7.474cm" svg:height="0.533cm" draw:z-index="2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其他说明：</text:p>
      <text:p text:style-name="P1"><draw:frame draw:style-name="fr1" draw:name="对象2" text:anchor-type="as-char" svg:width="6.519cm" svg:height="0.591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1">每一行有</text:p>
      <text:p text:style-name="P1"><draw:frame draw:style-name="fr1" draw:name="对象3" text:anchor-type="as-char" svg:width="8.103cm" svg:height="0.591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对象4" text:anchor-type="as-char" svg:width="1.473cm" svg:height="0.483cm" draw:z-index="15"><draw:object xlink:href="./Object 10" xlink:type="simple" xlink:show="embed" xlink:actuate="onLoad"/><draw:image xlink:href="./ObjectReplacements/Object 10" xlink:type="simple" xlink:show="embed" xlink:actuate="onLoad"/></draw:frame>是核函数，例如下面就是一种核函数：</text:p>
      <text:p text:style-name="P2"><text:span text:style-name="T1"><draw:frame draw:style-name="fr1" draw:name="对象6" text:anchor-type="as-char" svg:width="4.214cm" svg:height="1.282cm" draw:z-index="16"><draw:object xlink:href="./Object 12" xlink:type="simple" xlink:show="embed" xlink:actuate="onLoad"/><draw:image xlink:href="./ObjectReplacements/Object 12" xlink:type="simple" xlink:show="embed" xlink:actuate="onLoad"/><svg:desc>公式</svg:desc></draw:frame></text:span><text:span text:style-name="T1">，</text:span><text:span text:style-name="T1"><draw:frame draw:style-name="fr1" draw:name="对象5" text:anchor-type="as-char" svg:width="2.921cm" svg:height="1.139cm" draw:z-index="17"><draw:object xlink:href="./Object 11" xlink:type="simple" xlink:show="embed" xlink:actuate="onLoad"/><draw:image xlink:href="./ObjectReplacements/Object 1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34M11S</meta:editing-duration>
    <meta:editing-cycles>18</meta:editing-cycles>
    <meta:generator>OpenOffice/4.1.2$Win32 OpenOffice.org_project/412m3$Build-9782</meta:generator>
    <dc:date>2017-03-11T03:39:15.43</dc:date>
    <meta:document-statistic meta:table-count="0" meta:image-count="0" meta:object-count="18" meta:page-count="1" meta:paragraph-count="22" meta:word-count="72" meta:character-count="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μ</mo>
        <mo stretchy="false">=</mo>
        <msup>
          <mo stretchy="false">σ</mo>
          <mrow>
            <mrow>
              <mo stretchy="false">−</mo>
              <mn>2</mn>
            </mrow>
          </mrow>
        </msup>
      </mrow>
      <mrow>
        <mo stretchy="false">∑</mo>
        <mi/>
      </mrow>
      <msup>
        <mo stretchy="false">Φ</mo>
        <mrow>
          <mi>T</mi>
        </mrow>
      </msup>
      <mi>t</mi>
    </mrow>
    <annotation encoding="StarMath 5.0">%imu=%isigma^{-2}sum`%iPHI^{T}t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a</mi>
          <mi>,</mi>
          <mi>b</mi>
        </mrow>
        <mo stretchy="false">)</mo>
      </mrow>
    </mrow>
    <annotation encoding="StarMath 5.0">k(a,b)</annotation>
  </semantics>
</math>
</file>

<file path=Object 11/content.xml><?xml version="1.0" encoding="utf-8"?>
<math xmlns="http://www.w3.org/1998/Math/MathML">
  <semantics>
    <mrow>
      <mrow>
        <msup>
          <mi>r</mi>
          <mrow>
            <mn>2</mn>
          </mrow>
        </msup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p>
            <mrow>
              <mo stretchy="false">(</mo>
              <mrow>
                <mrow>
                  <msub>
                    <mi>x</mi>
                    <mrow>
                      <mi>i</mi>
                    </mrow>
                  </msub>
                  <mo stretchy="false">−</mo>
                  <msub>
                    <mo stretchy="false">μ</mo>
                    <mrow>
                      <mi>i</mi>
                    </mrow>
                  </msub>
                </mrow>
              </mrow>
              <mo stretchy="false">)</mo>
            </mrow>
            <mrow>
              <mn>2</mn>
            </mrow>
          </msup>
        </mrow>
      </mrow>
    </mrow>
    <annotation encoding="StarMath 5.0">r^{2}=sum from{i=1}to{n}(x_{i}-%imu_{i})^{2}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o stretchy="false">μ</mo>
          </mrow>
          <mo stretchy="false">)</mo>
        </mrow>
        <mo stretchy="false">=</mo>
        <mfrac>
          <mrow>
            <mn>1</mn>
          </mrow>
          <msup>
            <mrow>
              <msqrt>
                <mrow>
                  <mn>2</mn>
                  <mo stretchy="false">π</mo>
                  <mo stretchy="false">σ</mo>
                </mrow>
              </msqrt>
            </mrow>
            <mrow>
              <mi>N</mi>
            </mrow>
          </msup>
        </mfrac>
      </mrow>
      <msup>
        <mi mathvariant="normal">e</mi>
        <mrow>
          <mfrac>
            <mrow>
              <mo stretchy="false">−</mo>
              <msup>
                <mi>r</mi>
                <mrow>
                  <mn>2</mn>
                </mrow>
              </msup>
            </mrow>
            <mrow>
              <mn>2</mn>
              <msup>
                <mo stretchy="false">σ</mo>
                <mrow>
                  <mn>2</mn>
                </mrow>
              </msup>
            </mrow>
          </mfrac>
        </mrow>
      </msup>
    </mrow>
    <annotation encoding="StarMath 5.0">f(x,%imu) = {1} over {sqrt{2%ipi %isigma}}^{N} func e^{-r^{2}over{2%isigma^{2}}}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row>
              <mi>t</mi>
              <mo stretchy="false">∣</mo>
              <mi>x</mi>
            </mrow>
            <mi>,</mi>
            <mi>X</mi>
            <mi>,</mi>
            <mi>t</mi>
            <mi>,</mi>
            <msub>
              <mo stretchy="false">α</mo>
              <mrow>
                <mi mathvariant="italic">good</mi>
              </mrow>
            </msub>
            <mi>,</mi>
            <msubsup>
              <mo stretchy="false">σ</mo>
              <mrow>
                <mi mathvariant="italic">good</mi>
              </mrow>
              <mrow>
                <mrow>
                  <mo stretchy="false">−</mo>
                  <mn>2</mn>
                </mrow>
              </mrow>
            </msubsup>
          </mrow>
          <mo stretchy="false">)</mo>
        </mrow>
        <mo stretchy="false">=</mo>
        <mi>N</mi>
      </mrow>
      <mrow>
        <mo stretchy="false">(</mo>
        <mrow>
          <mrow>
            <mi>t</mi>
            <mo stretchy="false">∣</mo>
            <msup>
              <mo stretchy="false">μ</mo>
              <mrow>
                <mi>T</mi>
              </mrow>
            </msup>
          </mrow>
          <mo stretchy="false">ϕ</mo>
          <mrow>
            <mo stretchy="false">(</mo>
            <mrow>
              <mi>x</mi>
            </mrow>
            <mo stretchy="false">)</mo>
          </mrow>
          <mi>,</mi>
          <msup>
            <mo stretchy="false">σ</mo>
            <mrow>
              <mn>2</mn>
            </mrow>
          </msup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p(t divides x,X,t,%ialpha_{good},%isigma^{-2}_{good})=N(t divides %imu^{T}%iphi(x),%isigma^{2}(x))</annotation>
  </semantics>
</math>
</file>

<file path=Object 17/content.xml><?xml version="1.0" encoding="utf-8"?>
<math xmlns="http://www.w3.org/1998/Math/MathML">
  <semantics>
    <mrow>
      <msup>
        <mo stretchy="false">σ</mo>
        <mrow>
          <mn>2</mn>
        </mrow>
      </msup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σ</mo>
            <mrow>
              <mi mathvariant="italic">good</mi>
            </mrow>
            <mrow>
              <mn>2</mn>
            </mrow>
          </msubsup>
          <mo stretchy="false">+</mo>
          <mo stretchy="false">ϕ</mo>
        </mrow>
      </mrow>
      <msup>
        <mrow>
          <mo stretchy="false">(</mo>
          <mrow>
            <mi>x</mi>
          </mrow>
          <mo stretchy="false">)</mo>
        </mrow>
        <mrow>
          <mi>T</mi>
        </mrow>
      </msup>
      <mrow>
        <mo stretchy="false">∑</mo>
        <mo stretchy="false">ϕ</mo>
      </mrow>
      <mrow>
        <mo stretchy="false">(</mo>
        <mrow>
          <mi>x</mi>
        </mrow>
        <mo stretchy="false">)</mo>
      </mrow>
    </mrow>
    <annotation encoding="StarMath 5.0">%isigma^{2}(x)=%isigma_{good}^{2}+%iphi(x)^{T}sum%iphi(x)</annotation>
  </semantics>
</math>
</file>

<file path=Object 18/content.xml><?xml version="1.0" encoding="utf-8"?>
<math xmlns="http://www.w3.org/1998/Math/MathML">
  <semantics>
    <mrow>
      <mrow>
        <mrow>
          <mo stretchy="false">∑</mo>
          <mi/>
        </mrow>
        <mo stretchy="false">=</mo>
        <msup>
          <mrow>
            <mo stretchy="false">(</mo>
            <mrow>
              <msubsup>
                <mo stretchy="false">σ</mo>
                <mrow>
                  <mi mathvariant="italic">good</mi>
                </mrow>
                <mrow>
                  <mrow>
                    <mo stretchy="false">−</mo>
                    <mn>2</mn>
                  </mrow>
                </mrow>
              </msubsup>
              <msup>
                <mo stretchy="false">Φ</mo>
                <mrow>
                  <mi>T</mi>
                </mrow>
              </msup>
              <mrow>
                <mo stretchy="false">Φ</mo>
                <mo stretchy="false">+</mo>
                <mi>A</mi>
              </mrow>
            </mrow>
            <mo stretchy="false">)</mo>
          </mrow>
          <mrow>
            <mrow>
              <mo stretchy="false">−</mo>
              <mn>1</mn>
            </mrow>
          </mrow>
        </msup>
      </mrow>
    </mrow>
    <annotation encoding="StarMath 5.0">sum`=(%isigma_{good}^{-2}%iPHI^{T}%iPHI+A)^{-1}</annotation>
  </semantics>
</math>
</file>

<file path=Object 19/content.xml><?xml version="1.0" encoding="utf-8"?>
<math xmlns="http://www.w3.org/1998/Math/MathML">
  <semantics>
    <mrow>
      <mrow>
        <mi>A</mi>
        <mo stretchy="false">=</mo>
        <mi mathvariant="italic">diag</mi>
      </mrow>
      <mrow>
        <mo stretchy="false">(</mo>
        <mrow>
          <msub>
            <mi>a</mi>
            <mrow>
              <mn>1,</mn>
              <mi mathvariant="italic">good</mi>
            </mrow>
          </msub>
          <mi>,</mi>
          <msub>
            <mi>a</mi>
            <mrow>
              <mn>2,</mn>
              <mi mathvariant="italic">good</mi>
            </mrow>
          </msub>
          <mi>,</mi>
          <msub>
            <mi>a</mi>
            <mrow>
              <mn>3,</mn>
              <mi mathvariant="italic">good</mi>
            </mrow>
          </msub>
          <mi>,</mi>
          <mo stretchy="false">…</mo>
          <mi>,</mi>
          <msub>
            <mi>a</mi>
            <mrow>
              <mi>M</mi>
              <mi>,</mi>
              <mi mathvariant="italic">good</mi>
            </mrow>
          </msub>
        </mrow>
        <mo stretchy="false">)</mo>
      </mrow>
    </mrow>
    <annotation encoding="StarMath 5.0">A=diag(a_{1,good},a_{2,good},a_{3,good},dotslow,a_{M,good})</annotation>
  </semantics>
</math>
</file>

<file path=Object 2/content.xml><?xml version="1.0" encoding="utf-8"?>
<math xmlns="http://www.w3.org/1998/Math/MathML">
  <semantics>
    <mrow>
      <mrow>
        <msub>
          <mo stretchy="false">γ</mo>
          <mrow>
            <mi>i</mi>
          </mrow>
        </msub>
        <mo stretchy="false">=</mo>
        <mrow>
          <mn>1</mn>
          <mo stretchy="false">−</mo>
          <msub>
            <mo stretchy="false">α</mo>
            <mrow>
              <mi>i</mi>
            </mrow>
          </msub>
        </mrow>
      </mrow>
      <mrow>
        <mo stretchy="false">∑</mo>
        <msub>
          <mi/>
          <mrow>
            <mi mathvariant="italic">ii</mi>
          </mrow>
        </msub>
      </mrow>
    </mrow>
    <annotation encoding="StarMath 5.0">%igamma_{i}=1-%ialpha_{i}sum`_{ii}</annotation>
  </semantics>
</math>
</file>

<file path=Object 3/content.xml><?xml version="1.0" encoding="utf-8"?>
<math xmlns="http://www.w3.org/1998/Math/MathML">
  <semantics>
    <mrow>
      <mrow>
        <mo stretchy="false">∑</mo>
        <msub>
          <mi/>
          <mrow>
            <mi mathvariant="italic">ii</mi>
          </mrow>
        </msub>
      </mrow>
    </mrow>
    <annotation encoding="StarMath 5.0">sum`_{ii}</annotation>
  </semantics>
</math>
</file>

<file path=Object 36/content.xml><?xml version="1.0" encoding="utf-8"?>
<math xmlns="http://www.w3.org/1998/Math/MathML">
  <semantics>
    <mrow>
      <mrow>
        <msubsup>
          <mo stretchy="false">α</mo>
          <mrow>
            <mi>i</mi>
          </mrow>
          <mrow>
            <mi mathvariant="italic">new</mi>
          </mrow>
        </msubsup>
        <mo stretchy="false">=</mo>
        <mfrac>
          <mrow>
            <msub>
              <mo stretchy="false">γ</mo>
              <mrow>
                <mi>i</mi>
              </mrow>
            </msub>
          </mrow>
          <mrow>
            <msubsup>
              <mo stretchy="false">μ</mo>
              <mrow>
                <mi>i</mi>
              </mrow>
              <mrow>
                <mn>2</mn>
              </mrow>
            </msubsup>
          </mrow>
        </mfrac>
      </mrow>
    </mrow>
    <annotation encoding="StarMath 5.0">%ialpha^{new}_{i}
={%igamma_{i}}over{%imu_{i}^{2}}</annotation>
  </semantics>
</math>
</file>

<file path=Object 38/content.xml><?xml version="1.0" encoding="utf-8"?>
<math xmlns="http://www.w3.org/1998/Math/MathML">
  <semantics>
    <mrow>
      <mrow>
        <msup>
          <mrow>
            <mo stretchy="false">(</mo>
            <mrow>
              <msup>
                <mo stretchy="false">σ</mo>
                <mrow>
                  <mn>2</mn>
                </mrow>
              </msup>
            </mrow>
            <mo stretchy="false">)</mo>
          </mrow>
          <mrow>
            <mi mathvariant="italic">new</mi>
          </mrow>
        </msup>
        <mo stretchy="false">=</mo>
        <mfrac>
          <mrow>
            <msup>
              <mrow>
                <mo stretchy="false">∥</mo>
                <mrow>
                  <mrow>
                    <mi>t</mi>
                    <mo stretchy="false">−</mo>
                    <mo stretchy="false">Φ</mo>
                  </mrow>
                  <mo stretchy="false">μ</mo>
                </mrow>
                <mo stretchy="false">∥</mo>
              </mrow>
              <mrow>
                <mn>2</mn>
              </mrow>
            </msup>
          </mrow>
          <mrow>
            <mrow>
              <mi>N</mi>
              <mo stretchy="false">−</mo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i>N</mi>
                  </mrow>
                </munderover>
                <msub>
                  <mo stretchy="false">γ</mo>
                  <mrow>
                    <mi>i</mi>
                  </mrow>
                </msub>
              </mrow>
            </mrow>
          </mrow>
        </mfrac>
      </mrow>
    </mrow>
    <annotation encoding="StarMath 5.0">(%isigma^{2})^{new}={ldline t-%iPHI%imu rdline^{2}}over {N-sum from {i=0}to{N}%igamma_{i}}</annotation>
  </semantics>
</math>
</file>

<file path=Object 4/content.xml><?xml version="1.0" encoding="utf-8"?>
<math xmlns="http://www.w3.org/1998/Math/MathML">
  <semantics>
    <mrow>
      <mrow>
        <mo stretchy="false">∑</mo>
        <mi/>
      </mrow>
    </mrow>
    <annotation encoding="StarMath 5.0">sum`</annotation>
  </semantics>
</math>
</file>

<file path=Object 5/content.xml><?xml version="1.0" encoding="utf-8"?>
<math xmlns="http://www.w3.org/1998/Math/MathML">
  <semantics>
    <mrow>
      <mrow>
        <mi>A</mi>
        <mo stretchy="false">=</mo>
        <mi mathvariant="italic">diag</mi>
      </mrow>
      <mrow>
        <mo stretchy="false">(</mo>
        <mrow>
          <msub>
            <mi>a</mi>
            <mrow>
              <mn>1</mn>
            </mrow>
          </msub>
          <mi>,</mi>
          <msub>
            <mi>a</mi>
            <mrow>
              <mn>2</mn>
            </mrow>
          </msub>
          <mi>,</mi>
          <msub>
            <mi>a</mi>
            <mrow>
              <mn>3</mn>
            </mrow>
          </msub>
          <mi>,</mi>
          <mo stretchy="false">…</mo>
          <mi>,</mi>
          <msub>
            <mi>a</mi>
            <mrow>
              <mi>M</mi>
            </mrow>
          </msub>
        </mrow>
        <mo stretchy="false">)</mo>
      </mrow>
    </mrow>
    <annotation encoding="StarMath 5.0">A=diag(a_{1},a_{2},a_{3},dotslow,a_{M})</annotation>
  </semantics>
</math>
</file>

<file path=Object 6/content.xml><?xml version="1.0" encoding="utf-8"?>
<math xmlns="http://www.w3.org/1998/Math/MathML">
  <semantics>
    <mrow>
      <mrow>
        <mrow>
          <mo stretchy="false">∑</mo>
          <mi/>
        </mrow>
        <mo stretchy="false">=</mo>
        <msup>
          <mrow>
            <mo stretchy="false">(</mo>
            <mrow>
              <msup>
                <mo stretchy="false">σ</mo>
                <mrow>
                  <mrow>
                    <mo stretchy="false">−</mo>
                    <mn>2</mn>
                  </mrow>
                </mrow>
              </msup>
              <msup>
                <mo stretchy="false">Φ</mo>
                <mrow>
                  <mi>T</mi>
                </mrow>
              </msup>
              <mrow>
                <mo stretchy="false">Φ</mo>
                <mo stretchy="false">+</mo>
                <mi>A</mi>
              </mrow>
            </mrow>
            <mo stretchy="false">)</mo>
          </mrow>
          <mrow>
            <mrow>
              <mo stretchy="false">−</mo>
              <mn>1</mn>
            </mrow>
          </mrow>
        </msup>
      </mrow>
    </mrow>
    <annotation encoding="StarMath 5.0">sum`=(%isigma^{-2}%iPHI^{T}%iPHI+A)^{-1}</annotation>
  </semantics>
</math>
</file>

<file path=Object 7/content.xml><?xml version="1.0" encoding="utf-8"?>
<math xmlns="http://www.w3.org/1998/Math/MathML">
  <semantics>
    <mrow>
      <mrow>
        <mo stretchy="false">μ</mo>
        <mo stretchy="false">=</mo>
        <msubsup>
          <mo stretchy="false">σ</mo>
          <mrow>
            <mi mathvariant="italic">good</mi>
          </mrow>
          <mrow>
            <mrow>
              <mo stretchy="false">−</mo>
              <mn>2</mn>
            </mrow>
          </mrow>
        </msubsup>
      </mrow>
      <mrow>
        <mo stretchy="false">∑</mo>
        <mi/>
      </mrow>
      <msup>
        <mo stretchy="false">Φ</mo>
        <mrow>
          <mi>T</mi>
        </mrow>
      </msup>
      <mi>t</mi>
    </mrow>
    <annotation encoding="StarMath 5.0">%imu=%isigma_{good}^{-2}sum`%iPHI^{T}t</annotation>
  </semantics>
</math>
</file>

<file path=Object 8/content.xml><?xml version="1.0" encoding="utf-8"?>
<math xmlns="http://www.w3.org/1998/Math/MathML">
  <semantics>
    <mrow>
      <mrow>
        <mo stretchy="false">Φ</mo>
        <mo stretchy="false">=</mo>
        <msup>
          <mrow>
            <mo stretchy="false">[</mo>
            <mrow>
              <mo stretchy="false">ϕ</mo>
              <mrow>
                <mo stretchy="false">(</mo>
                <mrow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o stretchy="false">ϕ</mo>
              <mrow>
                <mo stretchy="false">(</mo>
                <mrow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o stretchy="false">ϕ</mo>
              <mrow>
                <mo stretchy="false">(</mo>
                <mrow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o stretchy="false">⋯</mo>
              <mi>,</mi>
              <mo stretchy="false">ϕ</mo>
              <mrow>
                <mo stretchy="false">(</mo>
                <mrow>
                  <msub>
                    <mi>x</mi>
                    <mrow>
                      <mi>n</mi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=[%iphi(x_{1}),%iphi(x_{1}),%iphi(x_{1}),dotsaxis ,%iphi(x_{n})]^{T}</annotation>
  </semantics>
</math>
</file>

<file path=Object 9/content.xml><?xml version="1.0" encoding="utf-8"?>
<math xmlns="http://www.w3.org/1998/Math/MathML">
  <semantics>
    <mrow>
      <mo stretchy="false">ϕ</mo>
      <mrow>
        <mrow>
          <mo stretchy="false">(</mo>
          <mrow>
            <msub>
              <mi>x</mi>
              <mrow>
                <mi>n</mi>
              </mrow>
            </msub>
          </mrow>
          <mo stretchy="false">)</mo>
        </mrow>
        <mo stretchy="false">=</mo>
        <msup>
          <mrow>
            <mo stretchy="false">[</mo>
            <mrow>
              <mn>1,</mn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o stretchy="false">⋯</mo>
              <mi>,</mi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i>N</mi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(x_{n})=[1,k(x_{n},x_{1}),k(x_{n},x_{2}),dotsaxis ,k(x_{n},x_{N})]^{T}</annotation>
  </semantics>
</math>
</file>